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1F4000001F42A789E145444B1B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88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d7d7" loext:opacity="100%" style:font-name="Georgia" fo:font-size="36pt" fo:background-color="#1c1c1c" style:font-size-asian="36pt" style:font-size-complex="36pt"/>
    </style:style>
    <style:style style:name="P3" style:family="paragraph">
      <loext:graphic-properties draw:fill="none" draw:fill-color="#ffffff"/>
      <style:text-properties fo:color="#ffd7d7" loext:opacity="100%" loext:color-lum-mod="100%" loext:color-lum-off="0%" style:font-name="Georgia" fo:font-size="36pt" fo:background-color="#1c1c1c" style:font-size-asian="36pt" style:font-size-complex="36pt"/>
    </style:style>
    <style:style style:name="T1" style:family="text">
      <style:text-properties fo:color="#ffd7d7" loext:opacity="100%" style:font-name="Georgia" fo:font-size="36pt" fo:background-color="#1c1c1c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635cm" svg:height="17.635cm" svg:x="1.977cm" svg:y="5.152cm">
          <draw:image xlink:href="Pictures/10000001000001F4000001F42A789E145444B1B1.png" xlink:type="simple" xlink:show="embed" xlink:actuate="onLoad" draw:mime-type="image/png">
            <text:p/>
          </draw:image>
        </draw:frame>
        <draw:frame draw:style-name="gr2" draw:text-style-name="P3" draw:layer="layout" svg:width="9.208cm" svg:height="3.139cm" svg:x="6.08cm" svg:y="17.192cm">
          <draw:text-box>
            <text:p text:style-name="P2"><text:span text:style-name="T1">HeroConque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5-27T23:06:42.290000000</dc:date>
    <meta:editing-duration>PT4M34S</meta:editing-duration>
    <meta:editing-cycles>2</meta:editing-cycles>
    <meta:generator>LibreOffice/7.5.1.2$Windows_X86_64 LibreOffice_project/fcbaee479e84c6cd81291587d2ee68cba099e129</meta:generator>
    <meta:document-statistic meta:object-count="2"/>
  </office:meta>
</office:document-meta>
</file>